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officeooo:rsid="00037ad1" officeooo:paragraph-rsid="003166e4"/>
    </style:style>
    <style:style style:name="P3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4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6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7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8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9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10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7" style:family="paragraph" style:parent-style-name="Standard">
      <style:text-properties officeooo:rsid="000382d3" officeooo:paragraph-rsid="000382d3"/>
    </style:style>
    <style:style style:name="P28" style:family="paragraph" style:parent-style-name="Standard" style:list-style-name="L4">
      <style:text-properties fo:font-weight="normal" officeooo:rsid="0005d4f5" officeooo:paragraph-rsid="0005d4f5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07b5cc" officeooo:paragraph-rsid="0007b5c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2968b1" officeooo:paragraph-rsid="002968b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2a83a0" officeooo:paragraph-rsid="002a83a0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2bb108" officeooo:paragraph-rsid="002bb108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31b01b" officeooo:paragraph-rsid="0031b01b" style:font-weight-asian="normal" style:font-weight-complex="normal"/>
    </style:style>
    <style:style style:name="P34" style:family="paragraph" style:parent-style-name="Standard" style:list-style-name="L2">
      <style:text-properties style:text-line-through-style="solid" style:text-line-through-type="single" officeooo:rsid="00037ad1" officeooo:paragraph-rsid="00037ad1"/>
    </style:style>
    <style:style style:name="P35" style:family="paragraph" style:parent-style-name="Standard" style:list-style-name="L2">
      <style:text-properties style:text-line-through-style="solid" style:text-line-through-type="single" officeooo:rsid="000382d3" officeooo:paragraph-rsid="000382d3"/>
    </style:style>
    <style:style style:name="P36" style:family="paragraph" style:parent-style-name="Standard" style:list-style-name="L2">
      <style:text-properties style:text-line-through-style="solid" style:text-line-through-type="single" officeooo:rsid="000bdb24" officeooo:paragraph-rsid="000bdb24"/>
    </style:style>
    <style:style style:name="P37" style:family="paragraph" style:parent-style-name="Standard" style:list-style-name="L2">
      <style:text-properties style:text-line-through-style="solid" style:text-line-through-type="single" officeooo:rsid="00103d94" officeooo:paragraph-rsid="00103d94"/>
    </style:style>
    <style:style style:name="P38" style:family="paragraph" style:parent-style-name="Standard" style:list-style-name="L2">
      <style:text-properties style:text-line-through-style="solid" style:text-line-through-type="single" officeooo:rsid="0027cc5d" officeooo:paragraph-rsid="0027cc5d"/>
    </style:style>
    <style:style style:name="P39" style:family="paragraph" style:parent-style-name="Standard" style:list-style-name="L3">
      <style:text-properties style:text-line-through-style="solid" style:text-line-through-type="single" fo:font-weight="normal" officeooo:rsid="0029275b" officeooo:paragraph-rsid="0029275b" style:font-weight-asian="normal" style:font-weight-complex="normal"/>
    </style:style>
    <style:style style:name="P40" style:family="paragraph" style:parent-style-name="Standard" style:list-style-name="L1">
      <style:text-properties style:text-line-through-style="solid" style:text-line-through-type="single" fo:font-weight="normal" officeooo:rsid="003166e4" officeooo:paragraph-rsid="003166e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6e4" style:font-weight-asian="bold" style:font-weight-complex="bold"/>
    </style:style>
    <style:style style:name="T3" style:family="text">
      <style:text-properties officeooo:rsid="0005092e"/>
    </style:style>
    <style:style style:name="T4" style:family="text">
      <style:text-properties officeooo:rsid="0008f413"/>
    </style:style>
    <style:style style:name="T5" style:family="text">
      <style:text-properties officeooo:rsid="0015e176"/>
    </style:style>
    <style:style style:name="T6" style:family="text">
      <style:text-properties officeooo:rsid="00222662"/>
    </style:style>
    <style:style style:name="T7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</text:span><text:span text:style-name="T2">Theory</text:span> </text:p>
      <text:list xml:id="list7102054479885898383" text:style-name="L1">
        <text:list-item>
          <text:p text:style-name="P40">SM Picture</text:p>
        </text:list-item>
      </text:list>
      <text:p text:style-name="P2"><text:span text:style-name="T1">Chapter : Measurement</text:span> </text:p>
      <text:p text:style-name="P2"/>
      <text:list xml:id="list8960953639588282577" text:style-name="L2">
        <text:list-item>
          <text:p text:style-name="P34">\subsection{Jet Energy Corrections and Selection} : Corrections Section labelling</text:p>
        </text:list-item>
        <text:list-item>
          <text:p text:style-name="P35">Event selection : kfactors <text:span text:style-name="T3">section labelling</text:span></text:p>
        </text:list-item>
        <text:list-item>
          <text:p text:style-name="P36">Luminosity measurement section label</text:p>
        </text:list-item>
        <text:list-item>
          <text:p text:style-name="P37">JEC section label</text:p>
        </text:list-item>
        <text:list-item>
          <text:p text:style-name="P38">Add ref for Sanmay and Georg Analysis</text:p>
        </text:list-item>
      </text:list>
      <text:p text:style-name="P6"/>
      <text:p text:style-name="P6">Chapter : <text:s/>Alphas</text:p>
      <text:p text:style-name="P6"/>
      <text:list xml:id="list2447756740822898457" text:style-name="L3">
        <text:list-item>
          <text:p text:style-name="P39">Reference Sanmay in fit method</text:p>
        </text:list-item>
      </text:list>
      <text:p text:style-name="P27"/>
      <text:p text:style-name="P3">Bibliography</text:p>
      <text:list xml:id="list689726966938522808" text:style-name="L4">
        <text:list-item>
          <text:p text:style-name="P28">Style</text:p>
        </text:list-item>
        <text:list-item>
          <text:p text:style-name="P28">URL links visiting times</text:p>
        </text:list-item>
        <text:list-item>
          <text:p text:style-name="P29">Bibitem Manually</text:p>
          <text:p text:style-name="P29"/>
        </text:list-item>
      </text:list>
      <text:p text:style-name="P7">General</text:p>
      <text:list xml:id="list4766734078278267207" text:style-name="L5">
        <text:list-item>
          <text:p text:style-name="P30">cross section or cross-section</text:p>
        </text:list-item>
        <text:list-item>
          <text:p text:style-name="P31">Chapters starting on Odd pages</text:p>
        </text:list-item>
        <text:list-item>
          <text:p text:style-name="P32">Hyperlink Color</text:p>
        </text:list-item>
        <text:list-item>
          <text:p text:style-name="P33">Caption in list</text:p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5">Check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H1" office:value-type="string">
            <text:p text:style-name="P24">7</text:p>
          </table:table-cell>
        </table:table-row>
        <table:table-row>
          <table:table-cell table:style-name="Table1.A2" office:value-type="string">
            <text:p text:style-name="P11">Spell check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., <text:s/>Ref., <text:span text:style-name="T5">Sec. abbreviations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Grammar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ures caption <text:span text:style-name="T4">and Source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Plots should match with PA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300 position for all plot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heck colors in fig caption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igures in content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Ref <text:span text:style-name="T6">and text </text:span>from PA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Capital/Small letters in Titl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D</text:span>ecimal points in axi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All figures legend : nj&gt;=2, nj&gt;=3, R32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Label 10 power : sequence chec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<text:span text:style-name="T7">C</text:span>aption spacing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3">R32 italic on plot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5">Intro and ending of each chap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Lumi for data, 8Tev for rest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8-01-10T19:56:45.396144977</dc:date>
    <meta:editing-duration>P3DT13H52M29S</meta:editing-duration>
    <meta:editing-cycles>39</meta:editing-cycles>
    <meta:generator>LibreOffice/5.1.6.2$Linux_X86_64 LibreOffice_project/10m0$Build-2</meta:generator>
    <meta:document-statistic meta:table-count="1" meta:image-count="0" meta:object-count="0" meta:page-count="2" meta:paragraph-count="45" meta:word-count="165" meta:character-count="905" meta:non-whitespace-character-count="795"/>
  </office:meta>
</office:document-meta>
</file>